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text-properties fo:font-weight="bold" officeooo:rsid="001971f8" officeooo:paragraph-rsid="001971f8" style:font-weight-asian="bold" style:font-weight-complex="bold"/>
    </style:style>
    <style:style style:name="P5" style:family="paragraph" style:parent-style-name="Text_20_body">
      <style:text-properties fo:font-weight="bold" officeooo:rsid="0024890a" officeooo:paragraph-rsid="0024890a" style:font-weight-asian="bold" style:font-weight-complex="bold"/>
    </style:style>
    <style:style style:name="P6" style:family="paragraph" style:parent-style-name="Text_20_body">
      <style:paragraph-properties fo:margin-top="0cm" fo:margin-bottom="0cm" style:contextual-spacing="false"/>
      <style:text-properties officeooo:paragraph-rsid="0016a830"/>
    </style:style>
    <style:style style:name="P7" style:family="paragraph" style:parent-style-name="Text_20_body">
      <style:paragraph-properties fo:margin-top="0cm" fo:margin-bottom="0cm" style:contextual-spacing="false"/>
      <style:text-properties officeooo:rsid="001971f8" officeooo:paragraph-rsid="001971f8"/>
    </style:style>
    <style:style style:name="P8" style:family="paragraph" style:parent-style-name="Text_20_body">
      <style:paragraph-properties fo:margin-top="0cm" fo:margin-bottom="0cm" style:contextual-spacing="false"/>
      <style:text-properties officeooo:paragraph-rsid="001971f8"/>
    </style:style>
    <style:style style:name="P9" style:family="paragraph" style:parent-style-name="Text_20_body">
      <style:paragraph-properties fo:margin-top="0cm" fo:margin-bottom="0cm" style:contextual-spacing="false"/>
      <style:text-properties officeooo:rsid="0023ffbf" officeooo:paragraph-rsid="0023ffbf"/>
    </style:style>
    <style:style style:name="P10" style:family="paragraph" style:parent-style-name="Text_20_body">
      <style:paragraph-properties fo:margin-top="0cm" fo:margin-bottom="0cm" style:contextual-spacing="false"/>
      <style:text-properties officeooo:paragraph-rsid="0029943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02c730b"/>
    </style:style>
    <style:style style:name="P14" style:family="paragraph" style:parent-style-name="Heading_20_1">
      <style:paragraph-properties fo:margin-top="0cm" fo:margin-bottom="0cm" style:contextual-spacing="false"/>
    </style:style>
    <style:style style:name="P15" style:family="paragraph" style:parent-style-name="Heading_20_1">
      <style:paragraph-properties fo:margin-top="0cm" fo:margin-bottom="0cm" style:contextual-spacing="false"/>
      <style:text-properties officeooo:paragraph-rsid="0016a830"/>
    </style:style>
    <style:style style:name="P16" style:family="paragraph" style:parent-style-name="Standard">
      <style:text-properties officeooo:paragraph-rsid="002c730b"/>
    </style:style>
    <style:style style:name="P17" style:family="paragraph" style:parent-style-name="Text_20_body">
      <style:paragraph-properties fo:margin-top="0cm" fo:margin-bottom="0cm" style:contextual-spacing="false"/>
      <style:text-properties officeooo:paragraph-rsid="002c730b"/>
    </style:style>
    <style:style style:name="T1" style:family="text">
      <style:text-properties officeooo:rsid="002baffb"/>
    </style:style>
    <style:style style:name="T2" style:family="text">
      <style:text-properties officeooo:rsid="001971f8"/>
    </style:style>
    <style:style style:name="T3" style:family="text">
      <style:text-properties officeooo:rsid="001e05a8"/>
    </style:style>
    <style:style style:name="T4" style:family="text">
      <style:text-properties officeooo:rsid="001f840e"/>
    </style:style>
    <style:style style:name="T5" style:family="text">
      <style:text-properties officeooo:rsid="0023ffbf"/>
    </style:style>
    <style:style style:name="T6" style:family="text">
      <style:text-properties officeooo:rsid="0029943d"/>
    </style:style>
    <style:style style:name="T7" style:family="text">
      <style:text-properties officeooo:rsid="002c730b"/>
    </style:style>
    <style:style style:name="T8" style:family="text">
      <style:text-properties officeooo:rsid="002e5fc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3"><text:s/>3<text:span text:style-name="T8">7</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P16"/>
      <table:table table:name="Tabelle1" table:style-name="Tabelle1">
        <table:table-column table:style-name="Tabelle1.A"/>
        <table:table-row table:style-name="TableLine2651623577392">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6"/>
      <text:p text:style-name="P8"><text:span text:style-name="T2">Bforartists is a fork</text:span><text:span text:style-name="T1"> of the open source software Blender</text:span><text:span text:style-name="T2">. </text:span><text:span text:style-name="T1">And every software needs a manual. Bforartists 1 was equal enough to use the Blender manual in big parts for that. But even when the tools are the same than in Blender, the user interface differs quite a bit.</text:span></text:p>
      <text:p text:style-name="P7"/>
      <text:p text:style-name="P10"><text:span text:style-name="T1">For </text:span><text:span text:style-name="T6">Bforartists 2 </text:span><text:span text:style-name="T1">we did </text:span><text:span text:style-name="T6">a complete rewrite</text:span><text:span text:style-name="T1">, and so this manual does not contain any parts from the Blender manual anymore.</text:span></text:p>
      <text:p text:style-name="P3"/>
      <table:table table:name="Tabelle2" table:style-name="Tabelle2">
        <table:table-column table:style-name="Tabelle2.A"/>
        <table:table-row table:style-name="TableLine2651623570592">
          <table:table-cell table:style-name="Tabelle2.A1" office:value-type="string">
            <text:h text:style-name="P15" text:outline-level="1"><text:bookmark-start text:name="__RefHeading___Toc237_1044504793"/><text:span text:style-name="T2">Manipulating</text:span> Bforartists Manual<text:bookmark-end text:name="__RefHeading___Toc237_1044504793"/></text:h>
          </table:table-cell>
        </table:table-row>
      </table:table>
      <text:p text:style-name="P6"/>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5">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style-name="TableLine2651623585280">
          <table:table-cell table:style-name="Tabelle3.A1" office:value-type="string">
            <text:h text:style-name="P14" text:outline-level="1"><text:bookmark-start text:name="__RefHeading___Toc950_1382165632"/>License<text:bookmark-end text:name="__RefHeading___Toc950_1382165632"/></text:h>
          </table:table-cell>
        </table:table-row>
      </table:table>
      <text:p text:style-name="P3"><text:line-break/><text:span text:style-name="T2">The </text:span>Bforartists’s Manual is free and published under <text:span text:style-name="T2">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4">* As of writing this part here the Blender manual for 2.77 and below was put under a Public Domain AS CC0 license. Which is simply invalid. You can have either Public domain. Or CC0. Those two licenses contradicts each other.</text:p>
      <text:p text:style-name="P4">It also seems that the Blender manual was put under CC0 <text:span text:style-name="T1">and then once more under CC0 BY-SA </text:span>without asking all involved persons if they wanted to do so. <text:span text:style-name="T3">The original manual was under OCL license. </text:span>Another license breach.</text:p>
      <text:p text:style-name="P4"><text:soft-page-break/>So <text:span text:style-name="T1">we </text:span>choose the license type that seems to fit most here, especially when looking at the old licensing. Public Domain.<text:span text:style-name="T4"> The old Blender parts are still under OCL license.</text:span></text:p>
      <text:p text:style-name="P5">The Bforartists 2 manual should not contain any old Blender manual material anymore<text:span text:style-name="T1">, </text:span>and is fully<text:span text:style-name="T1"> licensed</text:span> under Pub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730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7</text:span> About this Manual</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9:31.384000000</meta:creation-date>
    <dc:title>standard1cm</dc:title>
    <meta:editing-duration>PT49M54S</meta:editing-duration>
    <meta:editing-cycles>21</meta:editing-cycles>
    <meta:generator>LibreOffice/7.0.4.2$Windows_X86_64 LibreOffice_project/dcf040e67528d9187c66b2379df5ea4407429775</meta:generator>
    <dc:date>2021-04-07T18:10:29.390000000</dc:date>
    <meta:document-statistic meta:table-count="4" meta:image-count="1" meta:object-count="0" meta:page-count="2" meta:paragraph-count="21" meta:word-count="408" meta:character-count="2359" meta:non-whitespace-character-count="1969"/>
    <meta:template xlink:type="simple" xlink:actuate="onRequest" xlink:title="standard1cm" xlink:href="../../../../AppData/Roaming/LibreOffice/4/user/template/standard1cm.ott" meta:date="2016-04-02T12:39:31.234000000"/>
  </office:meta>
</office:document-meta>
</file>